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Hyperlink</text:h>
      <text:p text:style-name="Text_20_body">Before <text:a xlink:type="simple" xlink:href="http://odt2dtbook.sf.net/">http://odt2dtbook.sf.net/</text:a> afte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6-23T19:07:53</dc:date>
    <dc:creator>Vincent Spiewak</dc:creator>
    <meta:editing-duration>PT00H08M27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2" meta:word-count="5" meta:character-count="57"/>
  </office:meta>
</office:document-meta>
</file>